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merican Typewriter" officeooo:rsid="000747ae" officeooo:paragraph-rsid="000747ae"/>
    </style:style>
    <style:style style:name="P2" style:family="paragraph" style:parent-style-name="Standard">
      <style:text-properties style:font-name="American Typewriter" fo:font-weight="bold" officeooo:rsid="00081316" officeooo:paragraph-rsid="00081316" style:font-weight-asian="bold" style:font-weight-complex="bold"/>
    </style:style>
    <style:style style:name="P3" style:family="paragraph" style:parent-style-name="Standard">
      <style:text-properties style:font-name="American Typewriter" officeooo:rsid="0009b25f" officeooo:paragraph-rsid="0009b25f"/>
    </style:style>
    <style:style style:name="P4" style:family="paragraph" style:parent-style-name="Standard">
      <style:text-properties style:font-name="American Typewriter" officeooo:rsid="000d0c2f" officeooo:paragraph-rsid="000d0c2f"/>
    </style:style>
    <style:style style:name="P5" style:family="paragraph" style:parent-style-name="Standard">
      <style:text-properties style:font-name="American Typewriter" officeooo:rsid="000db71b" officeooo:paragraph-rsid="000db71b"/>
    </style:style>
    <style:style style:name="P6" style:family="paragraph" style:parent-style-name="Standard">
      <style:text-properties style:font-name="American Typewriter" officeooo:rsid="000f289b" officeooo:paragraph-rsid="000f289b"/>
    </style:style>
    <style:style style:name="P7" style:family="paragraph" style:parent-style-name="Standard">
      <style:text-properties style:font-name="American Typewriter" officeooo:rsid="00106a25" officeooo:paragraph-rsid="00106a25"/>
    </style:style>
    <style:style style:name="P8" style:family="paragraph" style:parent-style-name="Standard">
      <style:paragraph-properties fo:break-before="page"/>
      <style:text-properties style:font-name="American Typewriter" officeooo:rsid="000db71b" officeooo:paragraph-rsid="000db7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S</text:p>
      <text:p text:style-name="P1"/>
      <text:p text:style-name="P1">Funciones:</text:p>
      <text:p text:style-name="P1"/>
      <text:p text:style-name="P1">Es un atajo que nos permite inicializar un bloque de código cuantas veces queramos.</text:p>
      <text:p text:style-name="P1"/>
      <text:p text:style-name="P1"/>
      <text:p text:style-name="P1">Crear la función:<text:tab/><text:tab/><text:tab/><text:tab/><text:tab/><text:tab/>Invocar la función:</text:p>
      <text:p text:style-name="P1"/>
      <text:p text:style-name="P1">Function saludar(){<text:tab/><text:tab/><text:tab/><text:tab/><text:tab/>saludar()</text:p>
      <text:p text:style-name="P1">}<text:tab/><text:tab/><text:tab/><text:tab/><text:tab/><text:tab/>→<text:tab/><text:tab/></text:p>
      <text:p text:style-name="P1"/>
      <text:p text:style-name="P1"/>
      <text:p text:style-name="P3">Keyword: Function / Nombre : Saludar / Parámetro: ()</text:p>
      <text:p text:style-name="P3"/>
      <text:p text:style-name="P3"/>
      <text:p text:style-name="P3">-El nombre debe describir bien la función que vamos a ejecutar.</text:p>
      <text:p text:style-name="P3">-Intentaremos usar verbos para que el nombre sea más claro.</text:p>
      <text:p text:style-name="P3">-camelCase → function decirHola().</text:p>
      <text:p text:style-name="P3"/>
      <text:p text:style-name="P3"/>
      <text:p text:style-name="P3">Una función siempre devuelve un resultado, por lo que usamos console.log, se mostrará en pantalla lo que hemos escrito con console.log y un undefined ya que ejecuta el comando y devuelve ‘algo’. En cambio con return, ya está devolviendo algo, por lo que no saldrá undefined.</text:p>
      <text:p text:style-name="P3"/>
      <text:p text:style-name="P3"/>
      <text:p text:style-name="P3">Diferencias con return y console.log:</text:p>
      <text:p text:style-name="P3"/>
      <text:p text:style-name="P3">→ console.log nos permite mostrar lo que queramos a la consola.</text:p>
      <text:p text:style-name="P3"/>
      <text:p text:style-name="P3">→ return devuelve a la consola lo que queramos pero termina la función.</text:p>
      <text:p text:style-name="P3"/>
      <text:p text:style-name="P3"/>
      <text:p text:style-name="P5">Callback:</text:p>
      <text:p text:style-name="P5"/>
      <text:p text:style-name="P4">Function eatDinner(callback) {</text:p>
      <text:p text:style-name="P4">setTimeout(function() {</text:p>
      <text:p text:style-name="P4">console.log(‘Eating the dinner’);</text:p>
      <text:p text:style-name="P4">callback()</text:p>
      <text:p text:style-name="P4">} 2000)</text:p>
      <text:p text:style-name="P4">};</text:p>
      <text:p text:style-name="P4"/>
      <text:p text:style-name="P4">function eatDessert() {</text:p>
      <text:p text:style-name="P4">console.log(‘Eating the dessert’)</text:p>
      <text:p text:style-name="P4">};</text:p>
      <text:p text:style-name="P4"/>
      <text:p text:style-name="P4"/>
      <text:p text:style-name="P4">eatDinner(eatDessert);</text:p>
      <text:p text:style-name="P8">function functionOne(x) {</text:p>
      <text:p text:style-name="P5">console.log(x);</text:p>
      <text:p text:style-name="P5">}</text:p>
      <text:p text:style-name="P5"/>
      <text:p text:style-name="P5">function functionTwo (num, func) {</text:p>
      <text:p text:style-name="P5">func(num);</text:p>
      <text:p text:style-name="P5">}</text:p>
      <text:p text:style-name="P5"/>
      <text:p text:style-name="P5">functionTwo(2, functionOne);</text:p>
      <text:p text:style-name="P5"/>
      <text:p text:style-name="P5"/>
      <text:p text:style-name="P5"/>
      <text:p text:style-name="P5"/>
      <text:p text:style-name="P6">function anotherFunction(text) {</text:p>
      <text:p text:style-name="P6">console.log(‘Hello’ + text);</text:p>
      <text:p text:style-name="P6">}</text:p>
      <text:p text:style-name="P6"/>
      <text:p text:style-name="P6">function oneFunction(name) {</text:p>
      <text:p text:style-name="P6">return anotherFunction(name);</text:p>
      <text:p text:style-name="P6">}</text:p>
      <text:p text:style-name="P6"/>
      <text:p text:style-name="P6">oneFunction(‘Javi’);</text:p>
      <text:p text:style-name="P6"/>
      <text:p text:style-name="P6"/>
      <text:p text:style-name="P7">function sayHello() {</text:p>
      <text:p text:style-name="P7">let firstName = ‘Ana’;</text:p>
      <text:p text:style-name="P7">console.log(‘Hello’ + firstName);</text:p>
      <text:p text:style-name="P7">}</text:p>
      <text:p text:style-name="P7"/>
      <text:p text:style-name="P7"/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9T09:37:08.043020461</meta:creation-date>
    <dc:date>2020-02-19T10:41:34.179091525</dc:date>
    <meta:editing-duration>PT30M15S</meta:editing-duration>
    <meta:editing-cycles>6</meta:editing-cycles>
    <meta:generator>LibreOffice/6.4.0.3$MacOSX_X86_64 LibreOffice_project/b0a288ab3d2d4774cb44b62f04d5d28733ac6df8</meta:generator>
    <meta:document-statistic meta:table-count="0" meta:image-count="0" meta:object-count="0" meta:page-count="2" meta:paragraph-count="43" meta:word-count="196" meta:character-count="1357" meta:non-whitespace-character-count="1188"/>
  </office:meta>
</office:document-meta>
</file>